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(10^([.C1]/10)-10^([.D1]/10))/(10^([.C1]/1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formula="of:=(10^([.C2]/10)-10^([.D2]/10))/(10^([.C2]/10))" office:value-type="float" office:value="0.369042655519807" calcext:value-type="float">
            <text:p>0.3690426555198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table:formula="of:=(10^([.C3]/10)-10^([.D3]/10))/(10^([.C3]/10))" office:value-type="float" office:value="0.369042655519806" calcext:value-type="float">
            <text:p>0.3690426555198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*2" office:value-type="float" office:value="440" calcext:value-type="float">
            <text:p>440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table:formula="of:=(10^([.C4]/10)-10^([.D4]/10))/(10^([.C4]/10))" office:value-type="float" office:value="0.748811356849042" calcext:value-type="float">
            <text:p>0.7488113568490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*2" office:value-type="float" office:value="880" calcext:value-type="float">
            <text:p>880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formula="of:=(10^([.C5]/10)-10^([.D5]/10))/(10^([.C5]/10))" office:value-type="float" office:value="0.874107458820583" calcext:value-type="float">
            <text:p>0.8741074588205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*2" office:value-type="float" office:value="1760" calcext:value-type="float">
            <text:p>1760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table:formula="of:=(10^([.C6]/10)-10^([.D6]/10))/(10^([.C6]/10))" office:value-type="float" office:value="0.980047376850311" calcext:value-type="float">
            <text:p>0.9800473768503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*2" office:value-type="float" office:value="3520" calcext:value-type="float">
            <text:p>35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(10^([.C7]/10)-10^([.D7]/10))/(10^([.C7]/10))" office:value-type="float" office:value="0.99" calcext:value-type="float">
            <text:p>0.99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formula="of:=(10^([.C11]/10)-10^([.D11]/10))/(10^([.C11]/10))" office:value-type="float" office:value="0.683772233983162" calcext:value-type="float">
            <text:p>0.6837722339831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table:formula="of:=(10^([.C12]/10)-10^([.D12]/10))/(10^([.C12]/10))" office:value-type="float" office:value="0.748811356849042" calcext:value-type="float">
            <text:p>0.7488113568490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table:formula="of:=(10^([.C13]/10)-10^([.D13]/10))/(10^([.C13]/10))" office:value-type="float" office:value="0.936904265551981" calcext:value-type="float">
            <text:p>0.9369042655519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]*2" office:value-type="float" office:value="440" calcext:value-type="float">
            <text:p>440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table:formula="of:=(10^([.C14]/10)-10^([.D14]/10))/(10^([.C14]/10))" office:value-type="float" office:value="0.980047376850311" calcext:value-type="float">
            <text:p>0.9800473768503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]*2" office:value-type="float" office:value="880" calcext:value-type="float">
            <text:p>880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table:formula="of:=(10^([.C15]/10)-10^([.D15]/10))/(10^([.C15]/10))" office:value-type="float" office:value="0.980047376850311" calcext:value-type="float">
            <text:p>0.9800473768503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5]*2" office:value-type="float" office:value="1760" calcext:value-type="float">
            <text:p>1760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table:formula="of:=(10^([.C16]/10)-10^([.D16]/10))/(10^([.C16]/10))" office:value-type="float" office:value="0.993690426555198" calcext:value-type="float">
            <text:p>0.9936904265551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6]*2" office:value-type="float" office:value="3520" calcext:value-type="float">
            <text:p>3520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table:formula="of:=(10^([.C17]/10)-10^([.D17]/10))/(10^([.C17]/10))" office:value-type="float" office:value="0.99748811356849" calcext:value-type="float">
            <text:p>0.9974881135684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683772233983162" calcext:value-type="float">
            <text:p>0.683772233983162</text:p>
          </table:table-cell>
          <table:table-cell table:formula="of:=AVERAGE([.C19:.D19])" office:value-type="float" office:value="0.341886116991581" calcext:value-type="float">
            <text:p>0.3418861169915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0.369042655519807" calcext:value-type="float">
            <text:p>0.369042655519807</text:p>
          </table:table-cell>
          <table:table-cell office:value-type="float" office:value="0.748811356849042" calcext:value-type="float">
            <text:p>0.748811356849042</text:p>
          </table:table-cell>
          <table:table-cell table:formula="of:=AVERAGE([.C20:.D20])" office:value-type="float" office:value="0.558927006184425" calcext:value-type="float">
            <text:p>0.5589270061844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.369042655519806" calcext:value-type="float">
            <text:p>0.369042655519806</text:p>
          </table:table-cell>
          <table:table-cell office:value-type="float" office:value="0.936904265551981" calcext:value-type="float">
            <text:p>0.936904265551981</text:p>
          </table:table-cell>
          <table:table-cell table:formula="of:=AVERAGE([.C21:.D21])" office:value-type="float" office:value="0.652973460535893" calcext:value-type="float">
            <text:p>0.6529734605358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1]*2" office:value-type="float" office:value="440" calcext:value-type="float">
            <text:p>440</text:p>
          </table:table-cell>
          <table:table-cell office:value-type="float" office:value="0.748811356849042" calcext:value-type="float">
            <text:p>0.748811356849042</text:p>
          </table:table-cell>
          <table:table-cell office:value-type="float" office:value="0.980047376850311" calcext:value-type="float">
            <text:p>0.980047376850311</text:p>
          </table:table-cell>
          <table:table-cell table:formula="of:=AVERAGE([.C22:.D22])" office:value-type="float" office:value="0.864429366849677" calcext:value-type="float">
            <text:p>0.8644293668496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2]*2" office:value-type="float" office:value="880" calcext:value-type="float">
            <text:p>880</text:p>
          </table:table-cell>
          <table:table-cell office:value-type="float" office:value="0.874107458820583" calcext:value-type="float">
            <text:p>0.874107458820583</text:p>
          </table:table-cell>
          <table:table-cell office:value-type="float" office:value="0.980047376850311" calcext:value-type="float">
            <text:p>0.980047376850311</text:p>
          </table:table-cell>
          <table:table-cell table:formula="of:=AVERAGE([.C23:.D23])" office:value-type="float" office:value="0.927077417835447" calcext:value-type="float">
            <text:p>0.9270774178354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3]*2" office:value-type="float" office:value="1760" calcext:value-type="float">
            <text:p>1760</text:p>
          </table:table-cell>
          <table:table-cell office:value-type="float" office:value="0.980047376850311" calcext:value-type="float">
            <text:p>0.980047376850311</text:p>
          </table:table-cell>
          <table:table-cell office:value-type="float" office:value="0.993690426555198" calcext:value-type="float">
            <text:p>0.993690426555198</text:p>
          </table:table-cell>
          <table:table-cell table:formula="of:=AVERAGE([.C24:.D24])" office:value-type="float" office:value="0.986868901702755" calcext:value-type="float">
            <text:p>0.9868689017027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4]*2" office:value-type="float" office:value="3520" calcext:value-type="float">
            <text:p>3520</text:p>
          </table:table-cell>
          <table:table-cell office:value-type="float" office:value="0.99" calcext:value-type="float">
            <text:p>0.99</text:p>
          </table:table-cell>
          <table:table-cell office:value-type="float" office:value="0.99748811356849" calcext:value-type="float">
            <text:p>0.99748811356849</text:p>
          </table:table-cell>
          <table:table-cell table:formula="of:=AVERAGE([.C25:.D25])" office:value-type="float" office:value="0.993744056784245" calcext:value-type="float">
            <text:p>0.9937440567842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21:11:55.748016609</meta:creation-date>
    <dc:date>2022-09-20T17:51:30.152308603</dc:date>
    <meta:editing-duration>PT18M40S</meta:editing-duration>
    <meta:editing-cycles>3</meta:editing-cycles>
    <meta:generator>LibreOffice/7.3.6.2$Linux_X86_64 LibreOffice_project/30$Build-2</meta:generator>
    <meta:document-statistic meta:table-count="1" meta:cell-count="105" meta:object-count="0"/>
  </office:meta>
</office:document-meta>
</file>